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 Web streaming example</text:p>
      <text:p text:style-name="Preformatted_20_Text"># Source code from the official PiCamera package</text:p>
      <text:p text:style-name="Preformatted_20_Text"># http://picamera.readthedocs.io/en/latest/recipes2.html#web-streaming</text:p>
      <text:p text:style-name="Preformatted_20_Text"/>
      <text:p text:style-name="Preformatted_20_Text">import io</text:p>
      <text:p text:style-name="Preformatted_20_Text">import picamera</text:p>
      <text:p text:style-name="Preformatted_20_Text">import logging</text:p>
      <text:p text:style-name="Preformatted_20_Text">import socketserver</text:p>
      <text:p text:style-name="Preformatted_20_Text">from threading import Condition</text:p>
      <text:p text:style-name="Preformatted_20_Text">from http import server</text:p>
      <text:p text:style-name="Preformatted_20_Text"/>
      <text:p text:style-name="Preformatted_20_Text">PAGE="""\</text:p>
      <text:p text:style-name="Preformatted_20_Text">&lt;html&gt;</text:p>
      <text:p text:style-name="Preformatted_20_Text">&lt;head&gt;</text:p>
      <text:p text:style-name="Preformatted_20_Text">&lt;title&gt;Raspberry Pi - Surveillance Camera&lt;/title&gt;</text:p>
      <text:p text:style-name="Preformatted_20_Text">&lt;/head&gt;</text:p>
      <text:p text:style-name="Preformatted_20_Text">&lt;body&gt;</text:p>
      <text:p text:style-name="Preformatted_20_Text">&lt;center&gt;&lt;h1&gt;Raspberry Pi - Surveillance Camera&lt;/h1&gt;&lt;/center&gt;</text:p>
      <text:p text:style-name="Preformatted_20_Text">&lt;center&gt;&lt;img src="stream.mjpg" width="640" height="480"&gt;&lt;/center&gt;</text:p>
      <text:p text:style-name="Preformatted_20_Text">&lt;/body&gt;</text:p>
      <text:p text:style-name="Preformatted_20_Text">&lt;/html&gt;</text:p>
      <text:p text:style-name="Preformatted_20_Text">"""</text:p>
      <text:p text:style-name="Preformatted_20_Text"/>
      <text:p text:style-name="Preformatted_20_Text">class StreamingOutput(object):</text:p>
      <text:p text:style-name="Preformatted_20_Text"><text:s text:c="4"/>def __init__(self):</text:p>
      <text:p text:style-name="Preformatted_20_Text"><text:s text:c="8"/>self.frame = None</text:p>
      <text:p text:style-name="Preformatted_20_Text"><text:s text:c="8"/>self.buffer = io.BytesIO()</text:p>
      <text:p text:style-name="Preformatted_20_Text"><text:s text:c="8"/>self.condition = Condition()</text:p>
      <text:p text:style-name="Preformatted_20_Text"/>
      <text:p text:style-name="Preformatted_20_Text"><text:s text:c="4"/>def write(self, buf):</text:p>
      <text:p text:style-name="Preformatted_20_Text"><text:s text:c="8"/>if buf.startswith(b'\xff\xd8'):</text:p>
      <text:p text:style-name="Preformatted_20_Text"><text:s text:c="12"/># New frame, copy the existing buffer's content and notify all</text:p>
      <text:p text:style-name="Preformatted_20_Text"><text:s text:c="12"/># clients it's available</text:p>
      <text:p text:style-name="Preformatted_20_Text"><text:s text:c="12"/>self.buffer.truncate()</text:p>
      <text:p text:style-name="Preformatted_20_Text"><text:s text:c="12"/>with self.condition:</text:p>
      <text:p text:style-name="Preformatted_20_Text"><text:s text:c="16"/>self.frame = self.buffer.getvalue()</text:p>
      <text:p text:style-name="Preformatted_20_Text"><text:s text:c="16"/>self.condition.notify_all()</text:p>
      <text:p text:style-name="Preformatted_20_Text"><text:s text:c="12"/>self.buffer.seek(0)</text:p>
      <text:p text:style-name="Preformatted_20_Text"><text:s text:c="8"/>return self.buffer.write(buf)</text:p>
      <text:p text:style-name="Preformatted_20_Text"/>
      <text:p text:style-name="Preformatted_20_Text">class StreamingHandler(server.BaseHTTPRequestHandler):</text:p>
      <text:p text:style-name="Preformatted_20_Text"><text:s text:c="4"/>def do_GET(self):</text:p>
      <text:p text:style-name="Preformatted_20_Text"><text:s text:c="8"/>if self.path == '/':</text:p>
      <text:p text:style-name="Preformatted_20_Text"><text:s text:c="12"/>self.send_response(301)</text:p>
      <text:p text:style-name="Preformatted_20_Text"><text:s text:c="12"/>self.send_header('Location', '/index.html')</text:p>
      <text:p text:style-name="Preformatted_20_Text"><text:s text:c="12"/>self.end_headers()</text:p>
      <text:p text:style-name="Preformatted_20_Text"><text:s text:c="8"/>elif self.path == '/index.html':</text:p>
      <text:p text:style-name="Preformatted_20_Text"><text:s text:c="12"/>content = PAGE.encode('utf-8')</text:p>
      <text:p text:style-name="Preformatted_20_Text"><text:s text:c="12"/>self.send_response(200)</text:p>
      <text:p text:style-name="Preformatted_20_Text"><text:s text:c="12"/>self.send_header('Content-Type', 'text/html')</text:p>
      <text:p text:style-name="Preformatted_20_Text"><text:s text:c="12"/>self.send_header('Content-Length', len(content))</text:p>
      <text:p text:style-name="Preformatted_20_Text"><text:s text:c="12"/>self.end_headers()</text:p>
      <text:p text:style-name="Preformatted_20_Text"><text:s text:c="12"/>self.wfile.write(content)</text:p>
      <text:p text:style-name="Preformatted_20_Text"><text:s text:c="8"/>elif self.path == '/stream.mjpg':</text:p>
      <text:p text:style-name="Preformatted_20_Text"><text:s text:c="12"/>self.send_response(200)</text:p>
      <text:p text:style-name="Preformatted_20_Text"><text:s text:c="12"/>self.send_header('Age', 0)</text:p>
      <text:p text:style-name="Preformatted_20_Text"><text:s text:c="12"/>self.send_header('Cache-Control', 'no-cache, private')</text:p>
      <text:p text:style-name="Preformatted_20_Text"><text:s text:c="12"/>self.send_header('Pragma', 'no-cache')</text:p>
      <text:p text:style-name="Preformatted_20_Text"><text:s text:c="12"/>self.send_header('Content-Type', 'multipart/x-mixed-replace; <text:soft-page-break/>boundary=FRAME')</text:p>
      <text:p text:style-name="Preformatted_20_Text"><text:s text:c="12"/>self.end_headers()</text:p>
      <text:p text:style-name="Preformatted_20_Text"><text:s text:c="12"/>try:</text:p>
      <text:p text:style-name="Preformatted_20_Text"><text:s text:c="16"/>while True:</text:p>
      <text:p text:style-name="Preformatted_20_Text"><text:s text:c="20"/>with output.condition:</text:p>
      <text:p text:style-name="Preformatted_20_Text"><text:s text:c="24"/>output.condition.wait()</text:p>
      <text:p text:style-name="Preformatted_20_Text"><text:s text:c="24"/>frame = output.frame</text:p>
      <text:p text:style-name="Preformatted_20_Text"><text:s text:c="20"/>self.wfile.write(b'--FRAME\r\n')</text:p>
      <text:p text:style-name="Preformatted_20_Text"><text:s text:c="20"/>self.send_header('Content-Type', 'image/jpeg')</text:p>
      <text:p text:style-name="Preformatted_20_Text"><text:s text:c="20"/>self.send_header('Content-Length', len(frame))</text:p>
      <text:p text:style-name="Preformatted_20_Text"><text:s text:c="20"/>self.end_headers()</text:p>
      <text:p text:style-name="Preformatted_20_Text"><text:s text:c="20"/>self.wfile.write(frame)</text:p>
      <text:p text:style-name="Preformatted_20_Text"><text:s text:c="20"/>self.wfile.write(b'\r\n')</text:p>
      <text:p text:style-name="Preformatted_20_Text"><text:s text:c="12"/>except Exception as e:</text:p>
      <text:p text:style-name="Preformatted_20_Text"><text:s text:c="16"/>logging.warning(</text:p>
      <text:p text:style-name="Preformatted_20_Text"><text:s text:c="20"/>'Removed streaming client %s: %s',</text:p>
      <text:p text:style-name="Preformatted_20_Text"><text:s text:c="20"/>self.client_address, str(e))</text:p>
      <text:p text:style-name="Preformatted_20_Text"><text:s text:c="8"/>else:</text:p>
      <text:p text:style-name="Preformatted_20_Text"><text:s text:c="12"/>self.send_error(404)</text:p>
      <text:p text:style-name="Preformatted_20_Text"><text:s text:c="12"/>self.end_headers()</text:p>
      <text:p text:style-name="Preformatted_20_Text"/>
      <text:p text:style-name="Preformatted_20_Text">class StreamingServer(socketserver.ThreadingMixIn, server.HTTPServer):</text:p>
      <text:p text:style-name="Preformatted_20_Text"><text:s text:c="4"/>allow_reuse_address = True</text:p>
      <text:p text:style-name="Preformatted_20_Text"><text:s text:c="4"/>daemon_threads = True</text:p>
      <text:p text:style-name="Preformatted_20_Text"/>
      <text:p text:style-name="Preformatted_20_Text">with picamera.PiCamera(resolution='640x480', framerate=24) as camera:</text:p>
      <text:p text:style-name="Preformatted_20_Text"><text:s text:c="4"/>output = StreamingOutput()</text:p>
      <text:p text:style-name="Preformatted_20_Text"><text:s text:c="4"/>#Uncomment the next line to change your Pi's Camera rotation (in degrees)</text:p>
      <text:p text:style-name="Preformatted_20_Text"><text:s text:c="4"/>#camera.rotation = 90</text:p>
      <text:p text:style-name="Preformatted_20_Text"><text:s text:c="4"/>camera.start_recording(output, format='mjpeg')</text:p>
      <text:p text:style-name="Preformatted_20_Text"><text:s text:c="4"/>try:</text:p>
      <text:p text:style-name="Preformatted_20_Text"><text:s text:c="8"/>address = ('', 8000)</text:p>
      <text:p text:style-name="Preformatted_20_Text"><text:s text:c="8"/>server = StreamingServer(address, StreamingHandler)</text:p>
      <text:p text:style-name="Preformatted_20_Text"><text:s text:c="8"/>server.serve_forever()</text:p>
      <text:p text:style-name="Preformatted_20_Text"><text:s text:c="4"/>finally:</text:p>
      <text:p text:style-name="P1"><text:s text:c="8"/>camera.stop_recording()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23:33:48.483210271</dc:date>
    <meta:editing-duration>PT1M</meta:editing-duration>
    <meta:editing-cycles>1</meta:editing-cycles>
    <meta:document-statistic meta:table-count="0" meta:image-count="0" meta:object-count="0" meta:page-count="2" meta:paragraph-count="87" meta:word-count="216" meta:character-count="3173" meta:non-whitespace-character-count="2317"/>
    <meta:generator>LibreOffice/5.1.4.2$Linux_ARM_EABI LibreOffice_project/10m0$Build-2</meta:generator>
  </office:meta>
</office:document-meta>
</file>